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22pt" fo:font-weight="bold" style:font-size-asian="22pt" style:font-weight-asian="bold" style:font-size-complex="22pt"/>
    </style:style>
    <style:style style:name="P3" style:family="paragraph" style:parent-style-name="Standard">
      <style:text-properties fo:font-size="14pt" style:font-size-asian="14pt" style:font-size-complex="14pt"/>
    </style:style>
    <style:style style:name="P4" style:family="paragraph" style:parent-style-name="Standard">
      <style:text-properties fo:color="#4a86e8" fo:font-size="16pt" style:font-size-asian="16pt" style:font-size-complex="16pt"/>
    </style:style>
    <style:style style:name="P5" style:family="paragraph" style:parent-style-name="Standard">
      <style:text-properties fo:color="#4a86e8" fo:font-size="13pt" style:font-size-asian="13pt" style:font-size-complex="13pt"/>
    </style:style>
    <style:style style:name="P6" style:family="paragraph" style:parent-style-name="Standard">
      <style:text-properties fo:font-size="13pt" style:font-size-asian="13pt" style:font-size-complex="13pt"/>
    </style:style>
    <style:style style:name="P7" style:family="paragraph" style:parent-style-name="Standard">
      <style:text-properties fo:color="#666666"/>
    </style:style>
    <style:style style:name="P8" style:family="paragraph" style:parent-style-name="Standard" style:list-style-name="WWNum7">
      <style:paragraph-properties fo:margin-left="0.5in" fo:margin-right="0in" fo:text-indent="-0.25in" style:auto-text-indent="false"/>
    </style:style>
    <style:style style:name="P9" style:family="paragraph" style:parent-style-name="Standard" style:list-style-name="WWNum10">
      <style:paragraph-properties fo:margin-left="0.5in" fo:margin-right="0in" fo:text-indent="-0.25in" style:auto-text-indent="false"/>
    </style:style>
    <style:style style:name="P10" style:family="paragraph" style:parent-style-name="Standard" style:list-style-name="WWNum2">
      <style:paragraph-properties fo:margin-left="0.5in" fo:margin-right="0in" fo:text-indent="-0.25in" style:auto-text-indent="false"/>
    </style:style>
    <style:style style:name="P11" style:family="paragraph" style:parent-style-name="Standard" style:list-style-name="WWNum9">
      <style:paragraph-properties fo:margin-left="0.5in" fo:margin-right="0in" fo:text-indent="-0.25in" style:auto-text-indent="false"/>
    </style:style>
    <style:style style:name="P12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13" style:family="paragraph" style:parent-style-name="Standard" style:list-style-name="WWNum4">
      <style:paragraph-properties fo:margin-left="0.5in" fo:margin-right="0in" fo:text-indent="-0.25in" style:auto-text-indent="false"/>
    </style:style>
    <style:style style:name="P14" style:family="paragraph" style:parent-style-name="Standard" style:list-style-name="WWNum11">
      <style:paragraph-properties fo:margin-left="0.5in" fo:margin-right="0in" fo:text-indent="-0.25in" style:auto-text-indent="false"/>
    </style:style>
    <style:style style:name="P15" style:family="paragraph" style:parent-style-name="Standard" style:list-style-name="WWNum3">
      <style:paragraph-properties fo:margin-left="0.5in" fo:margin-right="0in" fo:text-indent="-0.25in" style:auto-text-indent="false"/>
    </style:style>
    <style:style style:name="P16" style:family="paragraph" style:parent-style-name="Standard" style:list-style-name="WWNum5">
      <style:paragraph-properties fo:margin-left="0.5in" fo:margin-right="0in" fo:text-indent="-0.25in" style:auto-text-indent="false"/>
    </style:style>
    <style:style style:name="P17" style:family="paragraph" style:parent-style-name="Standard" style:list-style-name="WWNum6">
      <style:paragraph-properties fo:margin-left="0.5in" fo:margin-right="0in" fo:text-indent="-0.25in" style:auto-text-indent="false"/>
    </style:style>
    <style:style style:name="P18" style:family="paragraph" style:parent-style-name="Standard">
      <style:paragraph-properties fo:margin-left="0.5in" fo:margin-right="0in" fo:text-indent="0in" style:auto-text-indent="false"/>
    </style:style>
    <style:style style:name="P19" style:family="paragraph" style:parent-style-name="Standard">
      <style:paragraph-properties fo:margin-left="0.5in" fo:margin-right="0in" fo:text-indent="0in" style:auto-text-indent="false"/>
      <style:text-properties fo:font-weight="bold" style:font-weight-asian="bold"/>
    </style:style>
    <style:style style:name="P20" style:family="paragraph" style:parent-style-name="Standard">
      <style:paragraph-properties fo:margin-left="0.5in" fo:margin-right="0in" fo:text-indent="0in" style:auto-text-indent="false"/>
      <style:text-properties fo:font-size="13pt" style:font-size-asian="13pt" style:font-size-complex="13pt"/>
    </style:style>
    <style:style style:name="P21" style:family="paragraph" style:parent-style-name="Standard">
      <style:paragraph-properties fo:margin-left="0in" fo:margin-right="0in" fo:text-indent="0in" style:auto-text-indent="false"/>
    </style:style>
    <style:style style:name="P22" style:family="paragraph" style:parent-style-name="Standard">
      <style:paragraph-properties fo:margin-left="0in" fo:margin-right="0in" fo:text-indent="0in" style:auto-text-indent="false"/>
      <style:text-properties fo:font-size="13pt" style:font-size-asian="13pt" style:font-size-complex="13pt"/>
    </style:style>
    <style:style style:name="P23" style:family="paragraph" style:parent-style-name="Standard" style:list-style-name="WWNum8">
      <style:paragraph-properties fo:margin-left="1in" fo:margin-right="0in" fo:text-indent="-0.25in" style:auto-text-indent="false"/>
    </style:style>
    <style:style style:name="P24" style:family="paragraph" style:parent-style-name="Standard" style:master-page-name="Standard">
      <style:paragraph-properties fo:text-align="center" style:justify-single-word="false" style:page-number="1"/>
    </style:style>
    <style:style style:name="T1" style:family="text">
      <style:text-properties fo:font-size="22pt" fo:font-weight="bold" style:font-size-asian="22pt" style:font-weight-asian="bold" style:font-size-complex="22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color="#4a86e8"/>
    </style:style>
    <style:style style:name="T4" style:family="text">
      <style:text-properties fo:color="#4a86e8" fo:font-size="16pt" style:font-size-asian="16pt" style:font-size-complex="16pt"/>
    </style:style>
    <style:style style:name="T5" style:family="text">
      <style:text-properties fo:color="#4a86e8" fo:font-size="13pt" style:font-size-asian="13pt" style:font-size-complex="13pt"/>
    </style:style>
    <style:style style:name="T6" style:family="text">
      <style:text-properties fo:font-weight="bold" style:font-weight-asian="bold"/>
    </style:style>
    <style:style style:name="T7" style:family="text">
      <style:text-properties fo:font-size="13pt" style:font-size-asian="13pt" style:font-size-complex="13pt"/>
    </style:style>
    <style:style style:name="T8" style:family="text">
      <style:text-properties fo:font-size="13pt" style:text-underline-style="none" style:font-size-asian="13pt" style:font-size-complex="13pt"/>
    </style:style>
    <style:style style:name="T9" style:family="text">
      <style:text-properties fo:color="#ff0000" fo:font-size="13pt" style:font-size-asian="13pt" style:font-size-complex="13pt"/>
    </style:style>
    <style:style style:name="T10" style:family="text">
      <style:text-properties fo:color="#666666"/>
    </style:style>
    <style:style style:name="T11" style:family="text">
      <style:text-properties fo:color="#666666" fo:font-style="italic" style:font-style-asian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<text:span text:style-name="T1">Technical Assessment 1</text:span></text:p>
      <text:p text:style-name="P2"/>
      <text:p text:style-name="Standard"><text:span text:style-name="T2">Student’s Full Name: Cris Jordan Dieza</text:span></text:p>
      <text:p text:style-name="Standard"><text:span text:style-name="T2">Batch Number: WD84P</text:span></text:p>
      <text:p text:style-name="P3"/>
      <text:p text:style-name="Heading_20_2"><text:bookmark text:name="_kuewb2vns3un"/><text:span text:style-name="T3">GOAL</text:span></text:p>
      <text:p text:style-name="Standard"/>
      <text:list xml:id="list3277023317" text:style-name="WWNum7">
        <text:list-item>
          <text:p text:style-name="P8">Lesson Recap: Cite more examples for each topic discussed.</text:p>
        </text:list-item>
        <text:list-item>
          <text:p text:style-name="P8">Practice for Technical Assessment after your boot camp.</text:p>
        </text:list-item>
      </text:list>
      <text:p text:style-name="Standard"/>
      <text:p text:style-name="Heading_20_2"><text:bookmark text:name="_kjkews6aylen"/><text:span text:style-name="T3">Instructions</text:span></text:p>
      <text:p text:style-name="Standard"/>
      <text:list xml:id="list3868721876" text:style-name="WWNum10">
        <text:list-item>
          <text:p text:style-name="P9">Each question contains different instructions to execute the desired output. Please ensure that all instructions are followed to prepare for your future company's protocol adherence.</text:p>
        </text:list-item>
      </text:list>
      <text:p text:style-name="Standard"/>
      <text:p text:style-name="P18"><text:span text:style-name="T6">CLUE: Utilize your available resources such as lectures, exercises, internet resources (Google or other search engines), or reference books that you have.</text:span></text:p>
      <text:p text:style-name="P19"/>
      <text:list xml:id="list2675055718" text:style-name="WWNum2">
        <text:list-item>
          <text:p text:style-name="P10">Once this link has been accessed, duplicate this document to your own Google Drive and share this link in your canvas assignment under <text:span text:style-name="T6">Technical Assessment 1</text:span>. Your hard work is highly appreciated</text:p>
        </text:list-item>
      </text:list>
      <text:p text:style-name="Standard"><text:tab/></text:p>
      <text:p text:style-name="Standard"><text:tab/>How to duplicate this document? Go to File &gt; Make a <text:s/>Copy</text:p>
      <text:p text:style-name="Standard"/>
      <text:list xml:id="list842692804" text:style-name="WWNum9">
        <text:list-item>
          <text:p text:style-name="P11"><text:soft-page-break/>We do not depend on scores for this assessment, your output will depend on our feedback that will be used for consultation time.</text:p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pan text:style-name="T4">HTML and CSS</text:span></text:p>
      <text:p text:style-name="P4"/>
      <text:p text:style-name="Standard"><text:span text:style-name="T5">Identification:</text:span></text:p>
      <text:list xml:id="list1125249162" text:style-name="WWNum1">
        <text:list-item>
          <text:p text:style-name="P12"><text:span text:style-name="T7">This tag is used to create a line break, forcing content to appear on a new line within a paragraph or other block-level elements.</text:span></text:p>
        </text:list-item>
      </text:list>
      <text:p text:style-name="P6"/>
      <text:list xml:id="list131535328065671" text:continue-numbering="true" text:style-name="WWNum1">
        <text:list-item>
          <text:p text:style-name="P12"><text:span text:style-name="T7">This tag represents a top-level heading and is commonly used for page titles or major headings.</text:span></text:p>
        </text:list-item>
      </text:list>
      <text:p text:style-name="P20"/>
      <text:list xml:id="list131535408183498" text:continue-numbering="true" text:style-name="WWNum1">
        <text:list-item>
          <text:p text:style-name="P12"><text:span text:style-name="T7">This tag is used to create an unordered list, displaying a list of items with bullet points.</text:span></text:p>
        </text:list-item>
      </text:list>
      <text:p text:style-name="P6"/>
      <text:list xml:id="list131535832853219" text:continue-numbering="true" text:style-name="WWNum1">
        <text:list-item>
          <text:p text:style-name="P12"><text:span text:style-name="T7">This tag is used to insert an image into a web page, with the 'src' attribute specifying the image file's URL.</text:span></text:p>
        </text:list-item>
      </text:list>
      <text:p text:style-name="P6"/>
      <text:list xml:id="list131534734738672" text:continue-numbering="true" text:style-name="WWNum1">
        <text:list-item>
          <text:p text:style-name="P12"><text:span text:style-name="T7">This tag is used to define a hyperlink, with the 'href' attribute specifying the URL it links to.</text:span></text:p>
        </text:list-item>
      </text:list>
      <text:p text:style-name="P6"/>
      <text:list xml:id="list131536443277517" text:continue-numbering="true" text:style-name="WWNum1">
        <text:list-item>
          <text:p text:style-name="P12"><text:span text:style-name="T7">This tag is used to define a paragraph of text on a web page.</text:span></text:p>
        </text:list-item>
      </text:list>
      <text:p text:style-name="P6"><text:soft-page-break/></text:p>
      <text:list xml:id="list131534827398362" text:continue-numbering="true" text:style-name="WWNum1">
        <text:list-item>
          <text:p text:style-name="P12"><text:span text:style-name="T7">This tag is used to create a container for other elements and is commonly used for layout purposes.</text:span></text:p>
        </text:list-item>
      </text:list>
      <text:p text:style-name="P6"/>
      <text:list xml:id="list131535041814786" text:continue-numbering="true" text:style-name="WWNum1">
        <text:list-item>
          <text:p text:style-name="P12"><text:span text:style-name="T7">This tag is used to define a table on a web page, with rows and cells to organize tabular data.</text:span></text:p>
        </text:list-item>
      </text:list>
      <text:p text:style-name="P6"/>
      <text:list xml:id="list131535048684815" text:continue-numbering="true" text:style-name="WWNum1">
        <text:list-item>
          <text:p text:style-name="P12"><text:span text:style-name="T7">This tag is used to create a text input field, allowing users to enter text or data.</text:span></text:p>
        </text:list-item>
      </text:list>
      <text:p text:style-name="P22"/>
      <text:list xml:id="list131536299001174" text:continue-numbering="true" text:style-name="WWNum1">
        <text:list-item>
          <text:p text:style-name="P12"><text:span text:style-name="T7">This tag is used to apply bold formatting to text.</text:span></text:p>
        </text:list-item>
      </text:list>
      <text:p text:style-name="P6"/>
      <text:p text:style-name="P6"/>
      <text:p text:style-name="P6"/>
      <text:p text:style-name="P6"/>
      <text:p text:style-name="Standard"><text:span text:style-name="T5">Answers:</text:span></text:p>
      <text:list xml:id="list1147780754" text:style-name="WWNum4">
        <text:list-item>
          <text:p text:style-name="P13"><text:span text:style-name="T7"><text:s/>&lt;br&gt;</text:span></text:p>
        </text:list-item>
      </text:list>
      <text:p text:style-name="P6"/>
      <text:list xml:id="list131535912621256" text:continue-numbering="true" text:style-name="WWNum4">
        <text:list-item>
          <text:p text:style-name="P13"><text:span text:style-name="T7"><text:s/>&lt;head&gt;&lt;/head&gt;</text:span></text:p>
        </text:list-item>
      </text:list>
      <text:p text:style-name="P6"/>
      <text:list xml:id="list131535750881247" text:continue-numbering="true" text:style-name="WWNum4">
        <text:list-item>
          <text:p text:style-name="P13"><text:span text:style-name="T7"><text:s/>&lt;ul&gt;&lt;/ul&gt;</text:span></text:p>
        </text:list-item>
      </text:list>
      <text:p text:style-name="P6"/>
      <text:list xml:id="list131535356470367" text:continue-numbering="true" text:style-name="WWNum4">
        <text:list-item>
          <text:p text:style-name="P13"><text:span text:style-name="T7"><text:s/>&lt;img&gt;</text:span></text:p>
        </text:list-item>
      </text:list>
      <text:p text:style-name="P6"/>
      <text:list xml:id="list131535712627507" text:continue-numbering="true" text:style-name="WWNum4">
        <text:list-item>
          <text:p text:style-name="P13"><text:soft-page-break/><text:span text:style-name="T7"><text:s/>&lt;a&gt;&lt;/a&gt;</text:span></text:p>
        </text:list-item>
      </text:list>
      <text:p text:style-name="P6"/>
      <text:list xml:id="list131534699863762" text:continue-numbering="true" text:style-name="WWNum4">
        <text:list-item>
          <text:p text:style-name="P13"><text:span text:style-name="T7">&lt;p&gt;&lt;/p&gt;</text:span></text:p>
        </text:list-item>
      </text:list>
      <text:p text:style-name="P18"><text:span text:style-name="T7"><text:s text:c="2"/></text:span></text:p>
      <text:list xml:id="list131535842414088" text:continue-numbering="true" text:style-name="WWNum4">
        <text:list-item>
          <text:p text:style-name="P13"><text:span text:style-name="T7">&lt;div&gt;&lt;/div&gt;</text:span></text:p>
        </text:list-item>
      </text:list>
      <text:p text:style-name="P21"><text:span text:style-name="T7"><text:s/></text:span></text:p>
      <text:list xml:id="list131536157591572" text:continue-numbering="true" text:style-name="WWNum4">
        <text:list-item>
          <text:p text:style-name="P13"><text:span text:style-name="T7"><text:s/>&lt;table&gt;&lt;/table&gt;</text:span></text:p>
        </text:list-item>
      </text:list>
      <text:p text:style-name="P22"/>
      <text:list xml:id="list131535842055097" text:continue-numbering="true" text:style-name="WWNum4">
        <text:list-item>
          <text:p text:style-name="P13"><text:span text:style-name="T7">&lt;input&gt;</text:span></text:p>
        </text:list-item>
      </text:list>
      <text:p text:style-name="P21"><text:span text:style-name="T7"><text:s/></text:span></text:p>
      <text:list xml:id="list131535280577337" text:continue-numbering="true" text:style-name="WWNum4">
        <text:list-item>
          <text:p text:style-name="P13"><text:span text:style-name="T7">&lt;b&gt;&lt;/b&gt;</text:span></text:p>
        </text:list-item>
      </text:list>
      <text:p text:style-name="P6"/>
      <text:p text:style-name="P22"/>
      <text:p text:style-name="P20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6"/>
      <text:p text:style-name="P6"/>
      <text:p text:style-name="Standard"><text:span text:style-name="T5">Multiple Choice:</text:span></text:p>
      <text:list xml:id="list4111237417" text:style-name="WWNum11">
        <text:list-item>
          <text:p text:style-name="P14"><text:span text:style-name="T7">Represents the top-level heading on a webpage.</text:span></text:p>
        </text:list-item>
      </text:list>
      <text:p text:style-name="P18"><text:span text:style-name="T7">A. &lt;header&gt;</text:span></text:p>
      <text:p text:style-name="P18"><text:span text:style-name="T7">B. &lt;heading&gt;</text:span></text:p>
      <text:p text:style-name="P18"><text:span text:style-name="T7">C. &lt;h1&gt;</text:span></text:p>
      <text:p text:style-name="P18"><text:span text:style-name="T7">D. &lt;top&gt;</text:span></text:p>
      <text:p text:style-name="P20"/>
      <text:list xml:id="list131534675771077" text:continue-numbering="true" text:style-name="WWNum11">
        <text:list-item>
          <text:p text:style-name="P14"><text:span text:style-name="T7">Defines an ordered list with lowercase Roman numerals (i, ii, iii, iv, ...).</text:span></text:p>
        </text:list-item>
      </text:list>
      <text:p text:style-name="P18"><text:span text:style-name="T7">A. &lt;ol style="type: i"&gt;</text:span></text:p>
      <text:p text:style-name="P18"><text:span text:style-name="T7">B. &lt;ol numbering="roman"&gt;</text:span></text:p>
      <text:p text:style-name="P18"><text:span text:style-name="T7">C. &lt;ol type="i"&gt;</text:span></text:p>
      <text:p text:style-name="P18"><text:span text:style-name="T7">D. &lt;ol roman="true"&gt;</text:span></text:p>
      <text:p text:style-name="P20"/>
      <text:list xml:id="list131536325587501" text:continue-numbering="true" text:style-name="WWNum11">
        <text:list-item>
          <text:p text:style-name="P14"><text:span text:style-name="T7">Used to create a line break within a paragraph or other block-level element.</text:span></text:p>
        </text:list-item>
      </text:list>
      <text:p text:style-name="P18"><text:span text:style-name="T7">A. &lt;lb&gt;</text:span></text:p>
      <text:p text:style-name="P18"><text:span text:style-name="T7">B. &lt;newline&gt;</text:span></text:p>
      <text:p text:style-name="P18"><text:span text:style-name="T7">C. &lt;br&gt;</text:span></text:p>
      <text:p text:style-name="P18"><text:soft-page-break/><text:span text:style-name="T7">D. &lt;break&gt;</text:span></text:p>
      <text:p text:style-name="P20"/>
      <text:list xml:id="list131535878423610" text:continue-numbering="true" text:style-name="WWNum11">
        <text:list-item>
          <text:p text:style-name="P14"><text:span text:style-name="T7">Specifies the character encoding for special characters in an HTML document.</text:span></text:p>
        </text:list-item>
      </text:list>
      <text:p text:style-name="P18"><text:span text:style-name="T7">A. &lt;charset&gt;</text:span></text:p>
      <text:p text:style-name="P18"><text:span text:style-name="T7">B. &lt;encoding&gt;</text:span></text:p>
      <text:p text:style-name="P18"><text:span text:style-name="T7">C. &lt;meta charset="UTF-8"&gt;</text:span></text:p>
      <text:p text:style-name="P18"><text:span text:style-name="T7">D. &lt;specialchars&gt;</text:span></text:p>
      <text:p text:style-name="P20"/>
      <text:list xml:id="list131535737838926" text:continue-numbering="true" text:style-name="WWNum11">
        <text:list-item>
          <text:p text:style-name="P14"><text:span text:style-name="T7">Specifies the target destination of a hyperlink to open in a new tab or window.</text:span></text:p>
        </text:list-item>
      </text:list>
      <text:p text:style-name="P18"><text:span text:style-name="T7">A. link</text:span></text:p>
      <text:p text:style-name="P18"><text:span text:style-name="T7">B. target</text:span></text:p>
      <text:p text:style-name="P18"><text:span text:style-name="T7">C. href</text:span></text:p>
      <text:p text:style-name="P18"><text:span text:style-name="T7">D. src</text:span></text:p>
      <text:p text:style-name="P20"/>
      <text:list xml:id="list131535872077339" text:continue-numbering="true" text:style-name="WWNum11">
        <text:list-item>
          <text:p text:style-name="P14"><text:span text:style-name="T7">Defines the source (URL) of an image to be displayed on a webpage.</text:span></text:p>
        </text:list-item>
      </text:list>
      <text:p text:style-name="P18"><text:span text:style-name="T7">A. url</text:span></text:p>
      <text:p text:style-name="P18"><text:span text:style-name="T7">B. img</text:span></text:p>
      <text:p text:style-name="P18"><text:span text:style-name="T7">C. src</text:span></text:p>
      <text:p text:style-name="P18"><text:span text:style-name="T7">D. link</text:span></text:p>
      <text:p text:style-name="P20"/>
      <text:list xml:id="list131536011742012" text:continue-numbering="true" text:style-name="WWNum11">
        <text:list-item>
          <text:p text:style-name="P14"><text:span text:style-name="T7">Defines a unique identifier for an HTML element to be used with CSS or JavaScript.</text:span></text:p>
        </text:list-item>
      </text:list>
      <text:p text:style-name="P18"><text:soft-page-break/><text:span text:style-name="T7">A. name</text:span></text:p>
      <text:p text:style-name="P18"><text:span text:style-name="T7">B. id</text:span></text:p>
      <text:p text:style-name="P18"><text:span text:style-name="T7">C. class</text:span></text:p>
      <text:p text:style-name="P18"><text:span text:style-name="T7">D. identifier</text:span></text:p>
      <text:p text:style-name="P20"/>
      <text:list xml:id="list131535094007231" text:continue-numbering="true" text:style-name="WWNum11">
        <text:list-item>
          <text:p text:style-name="P14"><text:span text:style-name="T7">In HTML, what is the purpose of the class attribute?</text:span></text:p>
        </text:list-item>
      </text:list>
      <text:p text:style-name="P18"><text:span text:style-name="T7">A. It defines the main content area of a webpage.</text:span></text:p>
      <text:p text:style-name="P18"><text:span text:style-name="T7">B. It specifies the character encoding of the HTML document.</text:span></text:p>
      <text:p text:style-name="P18"><text:span text:style-name="T7">C. It assigns one or more class names to an HTML element for styling or grouping purposes.</text:span></text:p>
      <text:p text:style-name="P18"><text:span text:style-name="T7">D. It represents a hyperlink to an external resource.</text:span></text:p>
      <text:p text:style-name="P20"/>
      <text:list xml:id="list131534810270092" text:continue-numbering="true" text:style-name="WWNum11">
        <text:list-item>
          <text:p text:style-name="P14"><text:span text:style-name="T7">How are classes typically used with CSS in web development?</text:span></text:p>
        </text:list-item>
      </text:list>
      <text:p text:style-name="P18"><text:span text:style-name="T7">A. To define the structure and layout of an HTML document.</text:span></text:p>
      <text:p text:style-name="P18"><text:span text:style-name="T7">B. To specify the character encoding for special characters in the document.</text:span></text:p>
      <text:p text:style-name="P18"><text:span text:style-name="T7">C. To create interactive elements like forms and buttons.</text:span></text:p>
      <text:p text:style-name="P18"><text:span text:style-name="T7">D. To apply styles to specific HTML elements by targeting their class names.</text:span></text:p>
      <text:p text:style-name="P20"/>
      <text:list xml:id="list131536156161833" text:continue-numbering="true" text:style-name="WWNum11">
        <text:list-item>
          <text:p text:style-name="P14"><text:span text:style-name="T7">Why are classes considered reusable and versatile in HTML?</text:span></text:p>
        </text:list-item>
      </text:list>
      <text:p text:style-name="P18"><text:span text:style-name="T7">A. They allow you to define a specific character encoding for different elements.</text:span></text:p>
      <text:p text:style-name="P18"><text:span text:style-name="T7">B. They enable you to create variations of the same element with different layouts.</text:span></text:p>
      <text:p text:style-name="P18"><text:span text:style-name="T7">C. They let you group elements together based on common characteristics or for styling purposes.</text:span></text:p>
      <text:p text:style-name="P18"><text:soft-page-break/><text:span text:style-name="T7">D. They automatically apply default styles to all elements with the same class name.</text:span></text:p>
      <text:p text:style-name="P20"/>
      <text:p text:style-name="Standard"><text:span text:style-name="T5">Answers:</text:span></text:p>
      <text:list xml:id="list370097390" text:style-name="WWNum3">
        <text:list-item>
          <text:p text:style-name="P15"><text:span text:style-name="T7"><text:s/>a</text:span></text:p>
        </text:list-item>
      </text:list>
      <text:p text:style-name="P20"/>
      <text:list xml:id="list131534918133059" text:continue-numbering="true" text:style-name="WWNum3">
        <text:list-item>
          <text:p text:style-name="P15"><text:span text:style-name="T7"><text:s/>c</text:span></text:p>
        </text:list-item>
      </text:list>
      <text:p text:style-name="P18"><text:span text:style-name="T7"><text:s/></text:span></text:p>
      <text:list xml:id="list131535104974295" text:continue-numbering="true" text:style-name="WWNum3">
        <text:list-item>
          <text:p text:style-name="P15"><text:span text:style-name="T7"><text:s/>c</text:span></text:p>
        </text:list-item>
      </text:list>
      <text:p text:style-name="P18"><text:span text:style-name="T7"><text:s text:c="2"/></text:span></text:p>
      <text:list xml:id="list131535251279185" text:continue-numbering="true" text:style-name="WWNum3">
        <text:list-item>
          <text:p text:style-name="P15"><text:span text:style-name="T7"><text:s text:c="2"/>c</text:span></text:p>
        </text:list-item>
      </text:list>
      <text:p text:style-name="P20"/>
      <text:list xml:id="list131534408632805" text:continue-numbering="true" text:style-name="WWNum3">
        <text:list-item>
          <text:p text:style-name="P15"><text:span text:style-name="T7"><text:s text:c="2"/>b</text:span></text:p>
        </text:list-item>
      </text:list>
      <text:p text:style-name="P18"><text:span text:style-name="T7"><text:s/></text:span></text:p>
      <text:list xml:id="list131535425790162" text:continue-numbering="true" text:style-name="WWNum3">
        <text:list-item>
          <text:p text:style-name="P15"><text:span text:style-name="T7"><text:s/>d</text:span></text:p>
        </text:list-item>
      </text:list>
      <text:p text:style-name="P18"><text:span text:style-name="T7"><text:s/></text:span></text:p>
      <text:list xml:id="list131535674611524" text:continue-numbering="true" text:style-name="WWNum3">
        <text:list-item>
          <text:p text:style-name="P15"><text:span text:style-name="T7"><text:s/>b</text:span></text:p>
        </text:list-item>
      </text:list>
      <text:p text:style-name="P18"><text:span text:style-name="T7"><text:s/></text:span></text:p>
      <text:list xml:id="list131535757136763" text:continue-numbering="true" text:style-name="WWNum3">
        <text:list-item>
          <text:p text:style-name="P15"><text:span text:style-name="T7"><text:s/>c</text:span></text:p>
        </text:list-item>
      </text:list>
      <text:p text:style-name="P18"><text:span text:style-name="T7"><text:s/></text:span></text:p>
      <text:list xml:id="list131536229518914" text:continue-numbering="true" text:style-name="WWNum3">
        <text:list-item>
          <text:p text:style-name="P15"><text:span text:style-name="T7"><text:s/>d</text:span></text:p>
        </text:list-item>
      </text:list>
      <text:p text:style-name="P18"><text:span text:style-name="T7"><text:s/></text:span></text:p>
      <text:list xml:id="list131536417365441" text:continue-numbering="true" text:style-name="WWNum3">
        <text:list-item>
          <text:p text:style-name="P15"><text:soft-page-break/><text:span text:style-name="T7">c</text:span></text:p>
        </text:list-item>
      </text:list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Standard"><text:span text:style-name="T5">Coding Exercise:</text:span></text:p>
      <text:p text:style-name="P5"/>
      <text:p text:style-name="P5"/>
      <text:p text:style-name="Standard"><text:span text:style-name="T5">User Data Table</text:span></text:p>
      <text:p text:style-name="P5"/>
      <text:p text:style-name="Standard"><text:span text:style-name="T5">Instructions:</text:span></text:p>
      <text:p text:style-name="P1"><text:span text:style-name="T9">(NOTE: USING “&lt;div&gt;” ONLY)</text:span></text:p>
      <text:p text:style-name="P6"/>
      <text:list xml:id="list2990378645" text:style-name="WWNum5">
        <text:list-item>
          <text:p text:style-name="P16"><text:span text:style-name="T7">Create a &lt;div class="table"&gt; to represent the user data table container.</text:span></text:p>
        </text:list-item>
      </text:list>
      <text:p text:style-name="P6"/>
      <text:list xml:id="list131535190801298" text:continue-numbering="true" text:style-name="WWNum5">
        <text:list-item>
          <text:p text:style-name="P16"><text:span text:style-name="T7">Inside the table container, create the header row using a &lt;div class="row"&gt; element. Add four cells within this row to represent the column headings: "User ID," "Name," "Email," and "Age." Use a separate &lt;div class="cell"&gt; element for each column heading.</text:span></text:p>
        </text:list-item>
      </text:list>
      <text:p text:style-name="P6"><text:soft-page-break/></text:p>
      <text:list xml:id="list131535875667777" text:continue-numbering="true" text:style-name="WWNum5">
        <text:list-item>
          <text:p text:style-name="P16"><text:span text:style-name="T7">Below the header row, create three additional rows using &lt;div class="row"&gt; elements. Each row will represent a user in the table.</text:span></text:p>
        </text:list-item>
      </text:list>
      <text:p text:style-name="P6"/>
      <text:list xml:id="list131534499915719" text:continue-numbering="true" text:style-name="WWNum5">
        <text:list-item>
          <text:p text:style-name="P16"><text:span text:style-name="T7">Within each row, create four cells using &lt;div class="cell"&gt; elements. Populate the cells with user data for each column, such as user IDs, names, emails, and ages.</text:span></text:p>
        </text:list-item>
      </text:list>
      <text:p text:style-name="P6"/>
      <text:list xml:id="list131535601800179" text:continue-numbering="true" text:style-name="WWNum5">
        <text:list-item>
          <text:p text:style-name="P16"><text:span text:style-name="T7">Apply the provided CSS styles in styles.css to create the table-like structure.</text:span></text:p>
        </text:list-item>
      </text:list>
      <text:p text:style-name="P6"/>
      <text:list xml:id="list131534955886299" text:continue-numbering="true" text:style-name="WWNum5">
        <text:list-item>
          <text:p text:style-name="P16"><text:span text:style-name="T7">Screenshot your final output then <text:s/>and save your code files as a zip file then submit it on canvas</text:span></text:p>
        </text:list-item>
      </text:list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Standard"><text:span text:style-name="T5">Simple Login Page</text:span></text:p>
      <text:p text:style-name="P5"/>
      <text:p text:style-name="Standard"><text:span text:style-name="T5">Instructions:</text:span></text:p>
      <text:list xml:id="list557863958" text:style-name="WWNum6">
        <text:list-item>
          <text:p text:style-name="P17"><text:span text:style-name="T7">Create a login form that includes the following input fields:</text:span></text:p>
        </text:list-item>
      </text:list>
      <text:list xml:id="list525013491" text:style-name="WWNum8">
        <text:list-item>
          <text:p text:style-name="P23"><text:span text:style-name="T7">A field for the username.</text:span></text:p>
        </text:list-item>
        <text:list-item>
          <text:p text:style-name="P23"><text:span text:style-name="T7">A field for the password.</text:span></text:p>
        </text:list-item>
        <text:list-item>
          <text:p text:style-name="P23"><text:soft-page-break/><text:span text:style-name="T7">A submit button to log in.</text:span></text:p>
        </text:list-item>
      </text:list>
      <text:p text:style-name="P22"/>
      <text:list xml:id="list131534771585790" text:continue-list="list557863958" text:style-name="WWNum6">
        <text:list-item>
          <text:p text:style-name="P17"><text:span text:style-name="T7">Apply CSS styles to center the login form on the page.</text:span></text:p>
        </text:list-item>
      </text:list>
      <text:p text:style-name="P6"/>
      <text:list xml:id="list131534743456605" text:continue-numbering="true" text:style-name="WWNum6">
        <text:list-item>
          <text:p text:style-name="P17"><text:span text:style-name="T7">Customize the appearance of the form elements, such as inputs and the submit button, using appropriate padding, margins, and colors.</text:span></text:p>
        </text:list-item>
      </text:list>
      <text:p text:style-name="P22"/>
      <text:list xml:id="list131536251753549" text:continue-numbering="true" text:style-name="WWNum6">
        <text:list-item>
          <text:p text:style-name="P17"><text:span text:style-name="T7">Screenshot your final output then <text:s/>and save your code files as a zip file then submit it on canvas</text:span></text:p>
        </text:list-item>
      </text:list>
      <text:p text:style-name="P6"/>
      <text:p text:style-name="P20"/>
      <text:p text:style-name="P20"/>
      <text:p text:style-name="P20"/>
      <text:p text:style-name="P20"/>
      <text:p text:style-name="P20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Footer" style:family="paragraph" style:parent-style-name="Standard" style:class="extra"/>
    <style:style style:name="ListLabel_20_1" style:display-name="ListLabel 1" style:family="text">
      <style:text-properties fo:font-size="13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font-size="13pt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fo:font-size="13pt"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fo:font-size="13pt"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fo:font-size="13pt"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fo:font-size="13pt"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fo:font-size="13pt" style:text-underline-style="none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22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25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9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0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31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3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3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34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3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3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3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0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4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4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43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4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45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46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4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48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9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51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52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5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54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2" text:style-name="ListLabel_20_65" style:num-suffix="○" text:bullet-char="○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3" text:style-name="ListLabel_20_66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4" text:style-name="ListLabel_20_67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5" text:style-name="ListLabel_20_68" style:num-suffix="○" text:bullet-char="○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6" text:style-name="ListLabel_20_69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7" text:style-name="ListLabel_20_70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8" text:style-name="ListLabel_20_71" style:num-suffix="○" text:bullet-char="○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9" text:style-name="ListLabel_20_72" style:num-suffix="■" text:bullet-char="■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74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75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76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77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78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9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0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8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83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84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85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86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87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88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9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0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text:style-name="ListLabel_20_9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9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9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9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9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9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9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9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text-properties fo:color="#666666"/>
    </style:style>
    <style:style style:name="MT1" style:family="text">
      <style:text-properties fo:color="#666666"/>
    </style:style>
    <style:style style:name="MT2" style:family="text">
      <style:text-properties fo:color="#666666" fo:font-style="italic" style:font-style-asian="italic"/>
    </style:style>
    <style:page-layout style:name="Mpm1">
      <style:page-layout-properties fo:page-width="8.5in" fo:page-height="11in" style:num-format="1" style:print-orientation="portrait" fo:margin-top="1in" fo:margin-bottom="0.5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5in" fo:margin-left="0in" fo:margin-right="0in" fo:margin-top="0.4602in" style:dynamic-spacing="true"/>
      </style:footer-style>
    </style:page-layout>
  </office:automatic-styles>
  <office:master-styles>
    <style:master-page style:name="Standard" style:page-layout-name="Mpm1">
      <style:footer>
        <text:p text:style-name="Standard"><text:span text:style-name="MT1">Prepared by: <text:line-break/><text:line-break/>Kimbo Graham Sanz<text:line-break/>Full Stack Web Development Instructor (Part-time)</text:span></text:p>
        <text:p text:style-name="MP1"/>
        <text:p text:style-name="Standard"><text:span text:style-name="MT2">Property of KodeGo. Do not share this material outside the organization.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1" meta:paragraph-count="129" meta:word-count="973" meta:character-count="5450" meta:non-whitespace-character-count="4617"/>
    <meta:generator>LibreOfficeDev/6.0.5.2$Linux_X86_64 LibreOffice_project/</meta:generator>
  </office:meta>
</office:document-meta>
</file>